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/>
    <style:style style:name="T4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/>
    <style:style style:name="T4_3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36" style:family="text"/>
    <style:style style:name="T4_37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38" style:family="text"/>
    <style:style style:name="T4_39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9" style:family="text"/>
    <style:style style:name="T4_5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0" style:family="text"/>
    <style:style style:name="T4_6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5" style:family="text"/>
    <style:style style:name="T4_6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67" style:family="text"/>
    <style:style style:name="T4_6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69" style:family="text"/>
    <style:style style:name="T4_7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0" style:family="text"/>
    <style:style style:name="T4_101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02" style:family="text"/>
    <style:style style:name="T4_103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04" style:family="text"/>
    <style:style style:name="T4_105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CRIBD</text:span></text:p>
      <text:p text:style-name="P2"><text:span text:style-name="T2_1">by</text:span><text:span text:style-name="T2_2"><text:s/></text:span><text:span text:style-name="T2_3">Ryven</text:span><text:span text:style-name="T2_4"><text:s/></text:span><text:span text:style-name="T2_5">Cedrylle</text:span></text:p>
      <text:p text:style-name="P3"/>
      <text:p text:style-name="P4"><text:span text:style-name="T4_1">This</text:span><text:span text:style-name="T4_2"><text:s/></text:span><text:span text:style-name="T4_3">part</text:span><text:span text:style-name="T4_4"><text:s/></text:span><text:span text:style-name="T4_5">contains</text:span><text:span text:style-name="T4_6"><text:s/></text:span><text:span text:style-name="T4_7">third</text:span><text:span text:style-name="T4_8">-</text:span><text:span text:style-name="T4_9">party</text:span><text:span text:style-name="T4_10"><text:s/></text:span><text:span text:style-name="T4_11">material</text:span><text:span text:style-name="T4_12"><text:s/></text:span><text:span text:style-name="T4_13">found</text:span><text:span text:style-name="T4_14"><text:s/></text:span><text:span text:style-name="T4_15">on</text:span><text:span text:style-name="T4_16"><text:s/></text:span><text:span text:style-name="T4_17">Scribd</text:span><text:span text:style-name="T4_18">.</text:span><text:span text:style-name="T4_19">com</text:span><text:span text:style-name="T4_20">.<text:s/></text:span><text:span text:style-name="T4_21">It</text:span><text:span text:style-name="T4_22"><text:s/></text:span><text:span text:style-name="T4_23">currently</text:span><text:span text:style-name="T4_24"><text:s/></text:span><text:span text:style-name="T4_25">supplies</text:span><text:span text:style-name="T4_26"><text:s/></text:span><text:span text:style-name="T4_27">the</text:span><text:span text:style-name="T4_28"><text:s/></text:span><text:span text:style-name="T4_29"><text:a xlink:type="simple" xlink:href="http://www.scribd.com/doc/16386782/Dungeons-and-Dragons-4th-Edition-Ninja-Class"><text:span text:style-name="T4_30">Ninja</text:span></text:a></text:span><text:span text:style-name="T4_31"><text:s/></text:span><text:span text:style-name="T4_32">and</text:span><text:span text:style-name="T4_33"><text:s/></text:span><text:span text:style-name="T4_34"><text:a xlink:type="simple" xlink:href="http://www.scribd.com/doc/17952364/Ki-Power-4th-Edition-Ninja-Class-Supplement"><text:span text:style-name="T4_35">Ki</text:span></text:a></text:span><text:span text:style-name="T4_36"><text:a xlink:type="simple" xlink:href="http://www.scribd.com/doc/17952364/Ki-Power-4th-Edition-Ninja-Class-Supplement"><text:span text:style-name="T4_37"><text:s/></text:span></text:a></text:span><text:span text:style-name="T4_38"><text:a xlink:type="simple" xlink:href="http://www.scribd.com/doc/17952364/Ki-Power-4th-Edition-Ninja-Class-Supplement"><text:span text:style-name="T4_39">Power</text:span></text:a></text:span><text:span text:style-name="T4_40"><text:s/></text:span><text:span text:style-name="T4_41">material</text:span><text:span text:style-name="T4_42">,<text:s/></text:span><text:span text:style-name="T4_43">and</text:span><text:span text:style-name="T4_44"><text:s/>(</text:span><text:span text:style-name="T4_45">almost</text:span><text:span text:style-name="T4_46"><text:s/></text:span><text:span text:style-name="T4_47">completed</text:span><text:span text:style-name="T4_48">)<text:s/></text:span><text:span text:style-name="T4_49"><text:a xlink:type="simple" xlink:href="http://www.scribd.com/doc/16920521/COMPLETE-Avatar-the-Last-Airbender-A-Guide-to-Playing-Elemental-Heroes-in-Dungeons-and-Dragons-4th-Edition"><text:span text:style-name="T4_50">Benders</text:span></text:a></text:span><text:span text:style-name="T4_51">;<text:s/></text:span><text:span text:style-name="T4_52">plans</text:span><text:span text:style-name="T4_53"><text:s/></text:span><text:span text:style-name="T4_54">to</text:span><text:span text:style-name="T4_55"><text:s/></text:span><text:span text:style-name="T4_56">include</text:span><text:span text:style-name="T4_57"><text:s/></text:span><text:span text:style-name="T4_58">the</text:span><text:span text:style-name="T4_59"><text:s/></text:span><text:span text:style-name="T4_60"><text:a xlink:type="simple" xlink:href="http://www.scribd.com/doc/14494571/COMPLETED-Guerrilla-A-Martial-Controller-Class-for-Dungeons-and-Dragons-4th-Edition"><text:span text:style-name="T4_61">Guerilla</text:span></text:a></text:span><text:span text:style-name="T4_62">,<text:s/></text:span><text:span text:style-name="T4_63">the</text:span><text:span text:style-name="T4_64"><text:s/></text:span><text:span text:style-name="T4_65"><text:a xlink:type="simple" xlink:href="http://www.scribd.com/doc/46663388/BLUE-MAGE"><text:span text:style-name="T4_66">Blue</text:span></text:a></text:span><text:span text:style-name="T4_67"><text:a xlink:type="simple" xlink:href="http://www.scribd.com/doc/46663388/BLUE-MAGE"><text:span text:style-name="T4_68"><text:s/></text:span></text:a></text:span><text:span text:style-name="T4_69"><text:a xlink:type="simple" xlink:href="http://www.scribd.com/doc/46663388/BLUE-MAGE"><text:span text:style-name="T4_70">Mage</text:span></text:a></text:span><text:span text:style-name="T4_71"><text:s/>(</text:span><text:span text:style-name="T4_72">though</text:span><text:span text:style-name="T4_73"><text:s/></text:span><text:span text:style-name="T4_74">likely</text:span><text:span text:style-name="T4_75"><text:s/></text:span><text:span text:style-name="T4_76">as</text:span><text:span text:style-name="T4_77"><text:s/></text:span><text:span text:style-name="T4_78">a</text:span><text:span text:style-name="T4_79"><text:s/></text:span><text:span text:style-name="T4_80">theme</text:span><text:span text:style-name="T4_81"><text:s/></text:span><text:span text:style-name="T4_82">instead</text:span><text:span text:style-name="T4_83"><text:s/></text:span><text:span text:style-name="T4_84">of</text:span><text:span text:style-name="T4_85"><text:s/></text:span><text:span text:style-name="T4_86">a</text:span><text:span text:style-name="T4_87"><text:s/></text:span><text:span text:style-name="T4_88">class</text:span><text:span text:style-name="T4_89">)<text:s/></text:span><text:span text:style-name="T4_90">and</text:span><text:span text:style-name="T4_91"><text:s/></text:span><text:span text:style-name="T4_92">maybe</text:span><text:span text:style-name="T4_93"><text:s/></text:span><text:span text:style-name="T4_94">some</text:span><text:span text:style-name="T4_95"><text:s/></text:span><text:span text:style-name="T4_96">stuff</text:span><text:span text:style-name="T4_97"><text:s/></text:span><text:span text:style-name="T4_98">from</text:span><text:span text:style-name="T4_99"><text:s/></text:span><text:span text:style-name="T4_100"><text:a xlink:type="simple" xlink:href="http://www.scribd.com/doc/3703481/4E-Classes-and-Races"><text:span text:style-name="T4_101">this</text:span></text:a></text:span><text:span text:style-name="T4_102"><text:a xlink:type="simple" xlink:href="http://www.scribd.com/doc/3703481/4E-Classes-and-Races"><text:span text:style-name="T4_103"><text:s/></text:span></text:a></text:span><text:span text:style-name="T4_104"><text:a xlink:type="simple" xlink:href="http://www.scribd.com/doc/3703481/4E-Classes-and-Races"><text:span text:style-name="T4_105">monstrosity</text:span></text:a></text:span><text:span text:style-name="T4_106"><text:s/></text:span><text:span text:style-name="T4_107">are</text:span><text:span text:style-name="T4_108"><text:s/></text:span><text:span text:style-name="T4_109">in</text:span><text:span text:style-name="T4_110"><text:s/></text:span><text:span text:style-name="T4_111">place</text:span><text:span text:style-name="T4_112">.</text:span></text:p>
      <text:p text:style-name="P5"/>
      <text:p text:style-name="P6"><text:span text:style-name="T6_1">The</text:span><text:span text:style-name="T6_2"><text:s/></text:span><text:span text:style-name="T6_3">author</text:span><text:span text:style-name="T6_4"><text:s/></text:span><text:span text:style-name="T6_5">has</text:span><text:span text:style-name="T6_6"><text:s/></text:span><text:span text:style-name="T6_7">decided</text:span><text:span text:style-name="T6_8"><text:s/></text:span><text:span text:style-name="T6_9">to</text:span><text:span text:style-name="T6_10"><text:s/></text:span><text:span text:style-name="T6_11">make</text:span><text:span text:style-name="T6_12"><text:s/></text:span><text:span text:style-name="T6_13">some</text:span><text:span text:style-name="T6_14"><text:s/></text:span><text:span text:style-name="T6_15">changes</text:span><text:span text:style-name="T6_16"><text:s/></text:span><text:span text:style-name="T6_17">to</text:span><text:span text:style-name="T6_18"><text:s/></text:span><text:span text:style-name="T6_19">material</text:span><text:span text:style-name="T6_20"><text:s/></text:span><text:span text:style-name="T6_21">from</text:span><text:span text:style-name="T6_22"><text:s/></text:span><text:span text:style-name="T6_23">the</text:span><text:span text:style-name="T6_24"><text:s/></text:span><text:span text:style-name="T6_25">original</text:span><text:span text:style-name="T6_26"><text:s/></text:span><text:span text:style-name="T6_27">source</text:span><text:span text:style-name="T6_28"><text:s/></text:span><text:span text:style-name="T6_29">books</text:span><text:span text:style-name="T6_30">.<text:s text:c="2"/></text:span><text:span text:style-name="T6_31">This</text:span><text:span text:style-name="T6_32"><text:s/></text:span><text:span text:style-name="T6_33">file</text:span><text:span text:style-name="T6_34"><text:s/></text:span><text:span text:style-name="T6_35">documents</text:span><text:span text:style-name="T6_36"><text:s/></text:span><text:span text:style-name="T6_37">the</text:span><text:span text:style-name="T6_38"><text:s/></text:span><text:span text:style-name="T6_39">changes</text:span><text:span text:style-name="T6_40"><text:s/></text:span><text:span text:style-name="T6_41">for</text:span><text:span text:style-name="T6_42"><text:s/></text:span><text:span text:style-name="T6_43">clarification</text:span><text:span text:style-name="T6_44">.</text:span></text:p>
      <text:p text:style-name="P7"/>
      <text:p text:style-name="P8"><text:span text:style-name="T8_1">Ninja</text:span><text:span text:style-name="T8_2"><text:s/></text:span><text:span text:style-name="T8_3">and</text:span><text:span text:style-name="T8_4"><text:s/></text:span><text:span text:style-name="T8_5">Ki</text:span><text:span text:style-name="T8_6"><text:s/></text:span><text:span text:style-name="T8_7">Power</text:span></text:p>
      <text:p text:style-name="P9"/>
      <text:p text:style-name="P10"><text:span text:style-name="T10_1">POWERS</text:span></text:p>
      <text:p text:style-name="P11"><text:span text:style-name="T11_1">Powers</text:span><text:span text:style-name="T11_2"><text:s/></text:span><text:span text:style-name="T11_3">have</text:span><text:span text:style-name="T11_4"><text:s/></text:span><text:span text:style-name="T11_5">been</text:span><text:span text:style-name="T11_6"><text:s/></text:span><text:span text:style-name="T11_7">cleaned</text:span><text:span text:style-name="T11_8"><text:s/></text:span><text:span text:style-name="T11_9">up</text:span><text:span text:style-name="T11_10"><text:s/></text:span><text:span text:style-name="T11_11">for</text:span><text:span text:style-name="T11_12"><text:s/></text:span><text:span text:style-name="T11_13">one</text:span><text:span text:style-name="T11_14"><text:s/>(</text:span><text:span text:style-name="T11_15">or</text:span><text:span text:style-name="T11_16"><text:s/></text:span><text:span text:style-name="T11_17">more</text:span><text:span text:style-name="T11_18">)<text:s/></text:span><text:span text:style-name="T11_19">of</text:span><text:span text:style-name="T11_20"><text:s/></text:span><text:span text:style-name="T11_21">the</text:span><text:span text:style-name="T11_22"><text:s/></text:span><text:span text:style-name="T11_23">following</text:span><text:span text:style-name="T11_24"><text:s/></text:span><text:span text:style-name="T11_25">reasons</text:span><text:span text:style-name="T11_26">:</text:span></text:p>
      <text:p text:style-name="P12"><text:span text:style-name="T12_1">*<text:s/></text:span><text:span text:style-name="T12_2">Confusing</text:span><text:span text:style-name="T12_3"><text:s/></text:span><text:span text:style-name="T12_4">or</text:span><text:span text:style-name="T12_5"><text:s/></text:span><text:span text:style-name="T12_6">improper</text:span><text:span text:style-name="T12_7"><text:s/></text:span><text:span text:style-name="T12_8">terminology</text:span><text:span text:style-name="T12_9"><text:s/>(</text:span><text:span text:style-name="T12_10">Immediate</text:span><text:span text:style-name="T12_11"><text:s/></text:span><text:span text:style-name="T12_12">actions</text:span><text:span text:style-name="T12_13"><text:s/></text:span><text:span text:style-name="T12_14">intended</text:span><text:span text:style-name="T12_15"><text:s/></text:span><text:span text:style-name="T12_16">for</text:span><text:span text:style-name="T12_17"><text:s/></text:span><text:span text:style-name="T12_18">one</text:span><text:span text:style-name="T12_19">’</text:span><text:span text:style-name="T12_20">s</text:span><text:span text:style-name="T12_21"><text:s/></text:span><text:span text:style-name="T12_22">own</text:span><text:span text:style-name="T12_23"><text:s/></text:span><text:span text:style-name="T12_24">turn</text:span><text:span text:style-name="T12_25">)</text:span></text:p>
      <text:p text:style-name="P13"><text:span text:style-name="T13_1">*<text:s/></text:span><text:span text:style-name="T13_2">Duplicate</text:span><text:span text:style-name="T13_3"><text:s/></text:span><text:span text:style-name="T13_4">names</text:span><text:span text:style-name="T13_5"><text:s/></text:span><text:span text:style-name="T13_6">with</text:span><text:span text:style-name="T13_7"><text:s/></text:span><text:span text:style-name="T13_8">existing</text:span><text:span text:style-name="T13_9"><text:s/></text:span><text:span text:style-name="T13_10">material</text:span><text:span text:style-name="T13_11"><text:s/>(</text:span><text:span text:style-name="T13_12">Hidden</text:span><text:span text:style-name="T13_13"><text:s/></text:span><text:span text:style-name="T13_14">Strike</text:span><text:span text:style-name="T13_15">)</text:span></text:p>
      <text:p text:style-name="P14"><text:span text:style-name="T14_1">*<text:s/></text:span><text:span text:style-name="T14_2">Powers</text:span><text:span text:style-name="T14_3"><text:s/></text:span><text:span text:style-name="T14_4">with</text:span><text:span text:style-name="T14_5"><text:s/></text:span><text:span text:style-name="T14_6">WAY</text:span><text:span text:style-name="T14_7"><text:s/></text:span><text:span text:style-name="T14_8">too</text:span><text:span text:style-name="T14_9"><text:s/></text:span><text:span text:style-name="T14_10">many</text:span><text:span text:style-name="T14_11"><text:s/></text:span><text:span text:style-name="T14_12">attack</text:span><text:span text:style-name="T14_13"><text:s/></text:span><text:span text:style-name="T14_14">rolls</text:span><text:span text:style-name="T14_15">.<text:s/>(</text:span><text:span text:style-name="T14_16">Except</text:span><text:span text:style-name="T14_17"><text:s/></text:span><text:span text:style-name="T14_18">for</text:span><text:span text:style-name="T14_19"><text:s/></text:span><text:span text:style-name="T14_20">Nine</text:span><text:span text:style-name="T14_21"><text:s/></text:span><text:span text:style-name="T14_22">Tail</text:span><text:span text:style-name="T14_23"><text:s/></text:span><text:span text:style-name="T14_24">Strike</text:span><text:span text:style-name="T14_25"><text:s/></text:span><text:span text:style-name="T14_26">at</text:span><text:span text:style-name="T14_27"><text:s/></text:span><text:span text:style-name="T14_28">Lv</text:span><text:span text:style-name="T14_29"><text:s/>29,<text:s/></text:span><text:span text:style-name="T14_30">because</text:span><text:span text:style-name="T14_31"><text:s/></text:span><text:span text:style-name="T14_32">seriously</text:span><text:span text:style-name="T14_33">,<text:s/></text:span><text:span text:style-name="T14_34">it</text:span><text:span text:style-name="T14_35">’</text:span><text:span text:style-name="T14_36">s</text:span><text:span text:style-name="T14_37"><text:s/></text:span><text:span text:style-name="T14_38">level</text:span><text:span text:style-name="T14_39"><text:s/>29.<text:s/></text:span><text:span text:style-name="T14_40">Go</text:span><text:span text:style-name="T14_41"><text:s/></text:span><text:span text:style-name="T14_42">nuts</text:span><text:span text:style-name="T14_43">.<text:s/></text:span><text:span text:style-name="T14_44">It</text:span><text:span text:style-name="T14_45">’</text:span><text:span text:style-name="T14_46">s</text:span><text:span text:style-name="T14_47"><text:s/></text:span><text:span text:style-name="T14_48">also</text:span><text:span text:style-name="T14_49"><text:s/></text:span><text:span text:style-name="T14_50">easily</text:span><text:span text:style-name="T14_51"><text:s/></text:span><text:span text:style-name="T14_52">thwarted</text:span><text:span text:style-name="T14_53"><text:s/></text:span><text:span text:style-name="T14_54">with</text:span><text:span text:style-name="T14_55"><text:s/></text:span><text:span text:style-name="T14_56">reasonable</text:span><text:span text:style-name="T14_57"><text:s/></text:span><text:span text:style-name="T14_58">damage</text:span><text:span text:style-name="T14_59"><text:s/></text:span><text:span text:style-name="T14_60">resistance</text:span><text:span text:style-name="T14_61">.)</text:span></text:p>
      <text:p text:style-name="P15"><text:span text:style-name="T15_1">*</text:span><text:span text:style-name="T15_2">Way</text:span><text:span text:style-name="T15_3"><text:s/></text:span><text:span text:style-name="T15_4">too</text:span><text:span text:style-name="T15_5"><text:s/></text:span><text:span text:style-name="T15_6">many</text:span><text:span text:style-name="T15_7"><text:s/></text:span><text:span text:style-name="T15_8">Wis</text:span><text:span text:style-name="T15_9">-</text:span><text:span text:style-name="T15_10">based</text:span><text:span text:style-name="T15_11"><text:s/></text:span><text:span text:style-name="T15_12">attack</text:span><text:span text:style-name="T15_13"><text:s/></text:span><text:span text:style-name="T15_14">powers</text:span><text:span text:style-name="T15_15"><text:s/></text:span><text:span text:style-name="T15_16">vs</text:span><text:span text:style-name="T15_17">.<text:s/></text:span><text:span text:style-name="T15_18">Int</text:span><text:span text:style-name="T15_19">-</text:span><text:span text:style-name="T15_20">based</text:span><text:span text:style-name="T15_21"><text:s/></text:span><text:span text:style-name="T15_22">attack</text:span><text:span text:style-name="T15_23"><text:s/></text:span><text:span text:style-name="T15_24">powers</text:span><text:span text:style-name="T15_25">.<text:s/></text:span><text:span text:style-name="T15_26">Scorpions</text:span><text:span text:style-name="T15_27"><text:s/></text:span><text:span text:style-name="T15_28">got</text:span><text:span text:style-name="T15_29"><text:s/></text:span><text:span text:style-name="T15_30">shafted</text:span><text:span text:style-name="T15_31">.<text:s/></text:span><text:span text:style-name="T15_32">Changed</text:span><text:span text:style-name="T15_33"><text:s/></text:span><text:span text:style-name="T15_34">all</text:span><text:span text:style-name="T15_35"><text:s/></text:span><text:span text:style-name="T15_36">to</text:span><text:span text:style-name="T15_37"><text:s/>‘</text:span><text:span text:style-name="T15_38">Int</text:span><text:span text:style-name="T15_39"><text:s/></text:span><text:span text:style-name="T15_40">or</text:span><text:span text:style-name="T15_41"><text:s/></text:span><text:span text:style-name="T15_42">Wis</text:span><text:span text:style-name="T15_43">’,<text:s/></text:span><text:span text:style-name="T15_44">though</text:span><text:span text:style-name="T15_45"><text:s/></text:span><text:span text:style-name="T15_46">some</text:span><text:span text:style-name="T15_47"><text:s/></text:span><text:span text:style-name="T15_48">Dex</text:span><text:span text:style-name="T15_49"><text:s/></text:span><text:span text:style-name="T15_50">powers</text:span><text:span text:style-name="T15_51"><text:s/></text:span><text:span text:style-name="T15_52">kicker</text:span><text:span text:style-name="T15_53"><text:s/></text:span><text:span text:style-name="T15_54">off</text:span><text:span text:style-name="T15_55"><text:s/></text:span><text:span text:style-name="T15_56">of</text:span><text:span text:style-name="T15_57"><text:s/></text:span><text:span text:style-name="T15_58">only</text:span><text:span text:style-name="T15_59"><text:s/></text:span><text:span text:style-name="T15_60">one</text:span><text:span text:style-name="T15_61">,<text:s/></text:span><text:span text:style-name="T15_62">which</text:span><text:span text:style-name="T15_63"><text:s/></text:span><text:span text:style-name="T15_64">is</text:span><text:span text:style-name="T15_65"><text:s/></text:span><text:span text:style-name="T15_66">fine</text:span><text:span text:style-name="T15_67">.</text:span></text:p>
      <text:p text:style-name="P16"/>
      <text:p text:style-name="P17"/>
      <text:p text:style-name="P18"><text:span text:style-name="T18_1">CLASS</text:span><text:span text:style-name="T18_2"><text:s/></text:span><text:span text:style-name="T18_3">FEATURES</text:span></text:p>
      <text:p text:style-name="P19"><text:span text:style-name="T19_1">The</text:span><text:span text:style-name="T19_2"><text:s/></text:span><text:span text:style-name="T19_3">Ninja</text:span><text:span text:style-name="T19_4">’</text:span><text:span text:style-name="T19_5">s</text:span><text:span text:style-name="T19_6"><text:s/></text:span><text:span text:style-name="T19_7">Stealthy</text:span><text:span text:style-name="T19_8"><text:s/></text:span><text:span text:style-name="T19_9">Strike</text:span><text:span text:style-name="T19_10"><text:s/></text:span><text:span text:style-name="T19_11">was</text:span><text:span text:style-name="T19_12"><text:s/></text:span><text:span text:style-name="T19_13">increased</text:span><text:span text:style-name="T19_14"><text:s/></text:span><text:span text:style-name="T19_15">from</text:span><text:span text:style-name="T19_16"><text:s/></text:span><text:span text:style-name="T19_17">xd</text:span><text:span text:style-name="T19_18">6<text:s/></text:span><text:span text:style-name="T19_19">to</text:span><text:span text:style-name="T19_20"><text:s/></text:span><text:span text:style-name="T19_21">xd</text:span><text:span text:style-name="T19_22">6+</text:span><text:span text:style-name="T19_23">Dex</text:span><text:span text:style-name="T19_24"><text:s/></text:span><text:span text:style-name="T19_25">mod</text:span><text:span text:style-name="T19_26"><text:s/></text:span><text:span text:style-name="T19_27">damage</text:span><text:span text:style-name="T19_28">.<text:s/></text:span><text:span text:style-name="T19_29">This</text:span><text:span text:style-name="T19_30"><text:s/></text:span><text:span text:style-name="T19_31">is</text:span><text:span text:style-name="T19_32"><text:s/></text:span><text:span text:style-name="T19_33">because</text:span><text:span text:style-name="T19_34"><text:s/></text:span><text:span text:style-name="T19_35">the</text:span><text:span text:style-name="T19_36"><text:s/></text:span><text:span text:style-name="T19_37">original</text:span><text:span text:style-name="T19_38"><text:s/></text:span><text:span text:style-name="T19_39">feature</text:span><text:span text:style-name="T19_40"><text:s/></text:span><text:span text:style-name="T19_41">was</text:span><text:span text:style-name="T19_42"><text:s/></text:span><text:span text:style-name="T19_43">flatly</text:span><text:span text:style-name="T19_44"><text:s/></text:span><text:span text:style-name="T19_45">inferior</text:span><text:span text:style-name="T19_46"><text:s/></text:span><text:span text:style-name="T19_47">to</text:span><text:span text:style-name="T19_48"><text:s/></text:span><text:span text:style-name="T19_49">pretty</text:span><text:span text:style-name="T19_50"><text:s/></text:span><text:span text:style-name="T19_51">much</text:span><text:span text:style-name="T19_52"><text:s/></text:span><text:span text:style-name="T19_53">every</text:span><text:span text:style-name="T19_54"><text:s/></text:span><text:span text:style-name="T19_55">other</text:span><text:span text:style-name="T19_56"><text:s/></text:span><text:span text:style-name="T19_57">striker</text:span><text:span text:style-name="T19_58"><text:s/></text:span><text:span text:style-name="T19_59">mechanic</text:span><text:span text:style-name="T19_60"><text:s/></text:span><text:span text:style-name="T19_61">out</text:span><text:span text:style-name="T19_62"><text:s/></text:span><text:span text:style-name="T19_63">there</text:span><text:span text:style-name="T19_64"><text:s/>(</text:span><text:span text:style-name="T19_65">Rogues</text:span><text:span text:style-name="T19_66"><text:s/></text:span><text:span text:style-name="T19_67">refresh</text:span><text:span text:style-name="T19_68"><text:s/></text:span><text:span text:style-name="T19_69">every</text:span><text:span text:style-name="T19_70"><text:s/></text:span><text:span text:style-name="T19_71">turn</text:span><text:span text:style-name="T19_72"><text:s/></text:span><text:span text:style-name="T19_73">instead</text:span><text:span text:style-name="T19_74"><text:s/></text:span><text:span text:style-name="T19_75">of</text:span><text:span text:style-name="T19_76"><text:s/></text:span><text:span text:style-name="T19_77">round</text:span><text:span text:style-name="T19_78">,<text:s/></text:span><text:span text:style-name="T19_79">Rangers</text:span><text:span text:style-name="T19_80"><text:s/></text:span><text:span text:style-name="T19_81">use</text:span><text:span text:style-name="T19_82"><text:s/></text:span><text:span text:style-name="T19_83">bigger</text:span><text:span text:style-name="T19_84"><text:s/></text:span><text:span text:style-name="T19_85">weapons</text:span><text:span text:style-name="T19_86">,<text:s/></text:span><text:span text:style-name="T19_87">Avengers</text:span><text:span text:style-name="T19_88"><text:s/></text:span><text:span text:style-name="T19_89">are</text:span><text:span text:style-name="T19_90"><text:s/></text:span><text:span text:style-name="T19_91">more</text:span><text:span text:style-name="T19_92"><text:s/></text:span><text:span text:style-name="T19_93">accurate</text:span><text:span text:style-name="T19_94">,<text:s/></text:span><text:span text:style-name="T19_95">Monks</text:span><text:span text:style-name="T19_96"><text:s/></text:span><text:span text:style-name="T19_97">deal</text:span><text:span text:style-name="T19_98"><text:s/></text:span><text:span text:style-name="T19_99">auto</text:span><text:span text:style-name="T19_100">-</text:span><text:span text:style-name="T19_101">damage</text:span><text:span text:style-name="T19_102">,<text:s/></text:span><text:span text:style-name="T19_103">Sorcerers</text:span><text:span text:style-name="T19_104"><text:s/></text:span><text:span text:style-name="T19_105">get</text:span><text:span text:style-name="T19_106"><text:s/></text:span><text:span text:style-name="T19_107">more</text:span><text:span text:style-name="T19_108"><text:s/></text:span><text:span text:style-name="T19_109">AoE</text:span><text:span text:style-name="T19_110"><text:s/></text:span><text:span text:style-name="T19_111">and</text:span><text:span text:style-name="T19_112"><text:s/></text:span><text:span text:style-name="T19_113">NONE</text:span><text:span text:style-name="T19_114"><text:s/></text:span><text:span text:style-name="T19_115">of</text:span><text:span text:style-name="T19_116"><text:s/></text:span><text:span text:style-name="T19_117">these</text:span><text:span text:style-name="T19_118"><text:s/></text:span><text:span text:style-name="T19_119">are</text:span><text:span text:style-name="T19_120"><text:s/></text:span><text:span text:style-name="T19_121">denied</text:span><text:span text:style-name="T19_122"><text:s/></text:span><text:span text:style-name="T19_123">by</text:span><text:span text:style-name="T19_124"><text:s/></text:span><text:span text:style-name="T19_125">being</text:span><text:span text:style-name="T19_126"><text:s/></text:span><text:span text:style-name="T19_127">merely</text:span><text:span text:style-name="T19_128"><text:s/></text:span><text:span text:style-name="T19_129">immobilized</text:span><text:span text:style-name="T19_130">).<text:s/></text:span><text:span text:style-name="T19_131">This</text:span><text:span text:style-name="T19_132"><text:s/></text:span><text:span text:style-name="T19_133">feature</text:span><text:span text:style-name="T19_134"><text:s/></text:span><text:span text:style-name="T19_135">is</text:span><text:span text:style-name="T19_136"><text:s/></text:span><text:span text:style-name="T19_137">intended</text:span><text:span text:style-name="T19_138"><text:s/></text:span><text:span text:style-name="T19_139">to</text:span><text:span text:style-name="T19_140"><text:s/></text:span><text:span text:style-name="T19_141">make</text:span><text:span text:style-name="T19_142"><text:s/></text:span><text:span text:style-name="T19_143">the</text:span><text:span text:style-name="T19_144"><text:s/></text:span><text:span text:style-name="T19_145">Ninja</text:span><text:span text:style-name="T19_146"><text:s/></text:span><text:span text:style-name="T19_147">a</text:span><text:span text:style-name="T19_148"><text:s/></text:span><text:span text:style-name="T19_149">more</text:span><text:span text:style-name="T19_150"><text:s/></text:span><text:span text:style-name="T19_151">competitive</text:span><text:span text:style-name="T19_152"><text:s/></text:span><text:span text:style-name="T19_153">choice</text:span><text:span text:style-name="T19_154"><text:s/></text:span><text:span text:style-name="T19_155">among</text:span><text:span text:style-name="T19_156"><text:s/></text:span><text:span text:style-name="T19_157">the</text:span><text:span text:style-name="T19_158"><text:s/></text:span><text:span text:style-name="T19_159">array</text:span><text:span text:style-name="T19_160"><text:s/></text:span><text:span text:style-name="T19_161">of</text:span><text:span text:style-name="T19_162"><text:s/></text:span><text:span text:style-name="T19_163">available</text:span><text:span text:style-name="T19_164"><text:s/></text:span><text:span text:style-name="T19_165">Strikers</text:span><text:span text:style-name="T19_166">.</text:span></text:p>
      <text:p text:style-name="P20"/>
      <text:p text:style-name="P21"><text:span text:style-name="T21_1">A</text:span><text:span text:style-name="T21_2"><text:s/></text:span><text:span text:style-name="T21_3">Hybrid</text:span><text:span text:style-name="T21_4"><text:s/></text:span><text:span text:style-name="T21_5">option</text:span><text:span text:style-name="T21_6"><text:s/></text:span><text:span text:style-name="T21_7">was</text:span><text:span text:style-name="T21_8"><text:s/></text:span><text:span text:style-name="T21_9">also</text:span><text:span text:style-name="T21_10"><text:s/></text:span><text:span text:style-name="T21_11">added</text:span><text:span text:style-name="T21_12">.</text:span></text:p>
      <text:p text:style-name="P22"/>
      <text:p text:style-name="P23"><text:span text:style-name="T23_1">FEATS</text:span></text:p>
      <text:p text:style-name="P24"><text:span text:style-name="T24_1">Battlefield</text:span><text:span text:style-name="T24_2"><text:s/></text:span><text:span text:style-name="T24_3">Awareness</text:span><text:span text:style-name="T24_4"><text:s/></text:span><text:span text:style-name="T24_5">was</text:span><text:span text:style-name="T24_6"><text:s/></text:span><text:span text:style-name="T24_7">a</text:span><text:span text:style-name="T24_8"><text:s/></text:span><text:span text:style-name="T24_9">trap</text:span><text:span text:style-name="T24_10"><text:s/>(</text:span><text:span text:style-name="T24_11">Int</text:span><text:span text:style-name="T24_12"><text:s/>13<text:s/></text:span><text:span text:style-name="T24_13">AND</text:span><text:span text:style-name="T24_14"><text:s/></text:span><text:span text:style-name="T24_15">Wis</text:span><text:span text:style-name="T24_16"><text:s/>13<text:s/></text:span><text:span text:style-name="T24_17">on</text:span><text:span text:style-name="T24_18"><text:s/></text:span><text:span text:style-name="T24_19">a</text:span><text:span text:style-name="T24_20"><text:s/></text:span><text:span text:style-name="T24_21">Dex</text:span><text:span text:style-name="T24_22">-</text:span><text:span text:style-name="T24_23">based</text:span><text:span text:style-name="T24_24"><text:s/></text:span><text:span text:style-name="T24_25">class</text:span><text:span text:style-name="T24_26">?<text:s/></text:span><text:span text:style-name="T24_27">No</text:span><text:span text:style-name="T24_28"><text:s/></text:span><text:span text:style-name="T24_29">thank</text:span><text:span text:style-name="T24_30"><text:s/></text:span><text:span text:style-name="T24_31">you</text:span><text:span text:style-name="T24_32">.)<text:s/></text:span><text:span text:style-name="T24_33">and</text:span><text:span text:style-name="T24_34"><text:s/></text:span><text:span text:style-name="T24_35">so</text:span><text:span text:style-name="T24_36"><text:s/></text:span><text:span text:style-name="T24_37">the</text:span><text:span text:style-name="T24_38"><text:s/></text:span><text:span text:style-name="T24_39">extra</text:span><text:span text:style-name="T24_40"><text:s/></text:span><text:span text:style-name="T24_41">requirements</text:span><text:span text:style-name="T24_42"><text:s/></text:span><text:span text:style-name="T24_43">were</text:span><text:span text:style-name="T24_44"><text:s/></text:span><text:span text:style-name="T24_45">removed</text:span><text:span text:style-name="T24_46">.<text:s/></text:span><text:span text:style-name="T24_47">The</text:span><text:span text:style-name="T24_48"><text:s/></text:span><text:span text:style-name="T24_49">only</text:span><text:span text:style-name="T24_50"><text:s/></text:span><text:span text:style-name="T24_51">current</text:span><text:span text:style-name="T24_52"><text:s/></text:span><text:span text:style-name="T24_53">prereq</text:span><text:span text:style-name="T24_54"><text:s/></text:span><text:span text:style-name="T24_55">is</text:span><text:span text:style-name="T24_56"><text:s/></text:span><text:span text:style-name="T24_57">Ninja</text:span><text:span text:style-name="T24_58">.</text:span></text:p>
      <text:p text:style-name="P25"/>
      <text:p text:style-name="P26"><text:span text:style-name="T26_1">PARAGON</text:span><text:span text:style-name="T26_2"><text:s/></text:span><text:span text:style-name="T26_3">PATHS</text:span></text:p>
      <text:p text:style-name="P27"><text:span text:style-name="T27_1">n</text:span><text:span text:style-name="T27_2">/</text:span><text:span text:style-name="T27_3">a</text:span></text:p>
      <text:p text:style-name="P28"/>
      <text:p text:style-name="P29"><text:span text:style-name="T29_1">MAGIC</text:span><text:span text:style-name="T29_2"><text:s/></text:span><text:span text:style-name="T29_3">ITEMS</text:span></text:p>
      <text:p text:style-name="P30"><text:span text:style-name="T30_1">n</text:span><text:span text:style-name="T30_2">/</text:span><text:span text:style-name="T30_3">a</text:span></text:p>
      <text:p text:style-name="P31"/>
      <text:p text:style-name="P32"><text:span text:style-name="T32_1">KNOWN</text:span><text:span text:style-name="T32_2"><text:s/></text:span><text:span text:style-name="T32_3">BUGS</text:span><text:span text:style-name="T32_4">:</text:span></text:p>
      <text:p text:style-name="P33"><text:span text:style-name="T33_1">The</text:span><text:span text:style-name="T33_2"><text:s/></text:span><text:span text:style-name="T33_3">Benders</text:span><text:span text:style-name="T33_4"><text:s/></text:span><text:span text:style-name="T33_5">can</text:span><text:span text:style-name="T33_6"><text:s/></text:span><text:span text:style-name="T33_7">not</text:span><text:span text:style-name="T33_8"><text:s/></text:span><text:span text:style-name="T33_9">currently</text:span><text:span text:style-name="T33_10"><text:s/></text:span><text:span text:style-name="T33_11">use</text:span><text:span text:style-name="T33_12"><text:s/></text:span><text:span text:style-name="T33_13">some</text:span><text:span text:style-name="T33_14"><text:s/></text:span><text:span text:style-name="T33_15">Themes</text:span><text:span text:style-name="T33_16">.<text:s/></text:span><text:span text:style-name="T33_17">This</text:span><text:span text:style-name="T33_18"><text:s/></text:span><text:span text:style-name="T33_19">will</text:span><text:span text:style-name="T33_20"><text:s/></text:span><text:span text:style-name="T33_21">be</text:span><text:span text:style-name="T33_22"><text:s/></text:span><text:span text:style-name="T33_23">corrected</text:span><text:span text:style-name="T33_24"><text:s/></text:span><text:span text:style-name="T33_25">when</text:span><text:span text:style-name="T33_26"><text:s/></text:span><text:span text:style-name="T33_27">all</text:span><text:span text:style-name="T33_28"><text:s/></text:span><text:span text:style-name="T33_29">classes</text:span><text:span text:style-name="T33_30"><text:s/></text:span><text:span text:style-name="T33_31">have</text:span><text:span text:style-name="T33_32"><text:s/></text:span><text:span text:style-name="T33_33">been</text:span><text:span text:style-name="T33_34"><text:s/></text:span><text:span text:style-name="T33_35">added</text:span><text:span text:style-name="T33_36"><text:s/></text:span><text:span text:style-name="T33_37">to</text:span><text:span text:style-name="T33_38"><text:s/></text:span><text:span text:style-name="T33_39">the</text:span><text:span text:style-name="T33_40"><text:s/></text:span><text:span text:style-name="T33_41">file</text:span><text:span text:style-name="T33_42">.<text:s/></text:span><text:span text:style-name="T33_43">If</text:span><text:span text:style-name="T33_44"><text:s/></text:span><text:span text:style-name="T33_45">you</text:span><text:span text:style-name="T33_46"><text:s/></text:span><text:span text:style-name="T33_47">wish</text:span><text:span text:style-name="T33_48"><text:s/></text:span><text:span text:style-name="T33_49">to</text:span><text:span text:style-name="T33_50"><text:s/></text:span><text:span text:style-name="T33_51">fix</text:span><text:span text:style-name="T33_52"><text:s/></text:span><text:span text:style-name="T33_53">it</text:span><text:span text:style-name="T33_54"><text:s/></text:span><text:span text:style-name="T33_55">yourself</text:span><text:span text:style-name="T33_56"><text:s/></text:span><text:span text:style-name="T33_57">in</text:span><text:span text:style-name="T33_58"><text:s/></text:span><text:span text:style-name="T33_59">the</text:span><text:span text:style-name="T33_60"><text:s/></text:span><text:span text:style-name="T33_61">interim</text:span><text:span text:style-name="T33_62">,<text:s/></text:span><text:span text:style-name="T33_63">add</text:span><text:span text:style-name="T33_64"><text:s/></text:span><text:span text:style-name="T33_65">the</text:span><text:span text:style-name="T33_66"><text:s/></text:span><text:span text:style-name="T33_67">Category</text:span><text:span text:style-name="T33_68"><text:s/></text:span><text:span text:style-name="T33_69">ID</text:span><text:span text:style-name="T33_70">_</text:span><text:span text:style-name="T33_71">RYV</text:span><text:span text:style-name="T33_72">_</text:span><text:span text:style-name="T33_73">CLASS</text:span><text:span text:style-name="T33_74">_42001,</text:span><text:span text:style-name="T33_75">ID</text:span><text:span text:style-name="T33_76">_</text:span><text:span text:style-name="T33_77">RYV</text:span><text:span text:style-name="T33_78">_</text:span><text:span text:style-name="T33_79">CLASS</text:span><text:span text:style-name="T33_80">_42002,</text:span><text:span text:style-name="T33_81">ID</text:span><text:span text:style-name="T33_82">_</text:span><text:span text:style-name="T33_83">RYV</text:span><text:span text:style-name="T33_84">_</text:span><text:span text:style-name="T33_85">CLASS</text:span><text:span text:style-name="T33_86">_42003,</text:span><text:span text:style-name="T33_87">ID</text:span><text:span text:style-name="T33_88">_</text:span><text:span text:style-name="T33_89">RYV</text:span><text:span text:style-name="T33_90">_</text:span><text:span text:style-name="T33_91">CLASS</text:span><text:span text:style-name="T33_92">_42004<text:s/></text:span><text:span text:style-name="T33_93">to</text:span><text:span text:style-name="T33_94"><text:s/></text:span><text:span text:style-name="T33_95">all</text:span><text:span text:style-name="T33_96"><text:s/></text:span><text:span text:style-name="T33_97">Theme</text:span><text:span text:style-name="T33_98"><text:s/></text:span><text:span text:style-name="T33_99">powers</text:span><text:span text:style-name="T33_100"><text:s/></text:span><text:span text:style-name="T33_101">in</text:span><text:span text:style-name="T33_102"><text:s/></text:span><text:span text:style-name="T33_103">the</text:span><text:span text:style-name="T33_104"><text:s/></text:span><text:span text:style-name="T33_105">Theme</text:span><text:span text:style-name="T33_106"><text:s/></text:span><text:span text:style-name="T33_107">Multiclass</text:span><text:span text:style-name="T33_108"><text:s/></text:span><text:span text:style-name="T33_109">file</text:span><text:span text:style-name="T33_110">..<text:s/></text:span><text:span text:style-name="T33_111">I</text:span><text:span text:style-name="T33_112"><text:s/></text:span><text:span text:style-name="T33_113">suggest</text:span><text:span text:style-name="T33_114"><text:s/></text:span><text:span text:style-name="T33_115">doing</text:span><text:span text:style-name="T33_116"><text:s/></text:span><text:span text:style-name="T33_117">a</text:span><text:span text:style-name="T33_118"><text:s/></text:span><text:span text:style-name="T33_119">search</text:span><text:span text:style-name="T33_120"><text:s/></text:span><text:span text:style-name="T33_121">for</text:span><text:span text:style-name="T33_122"><text:s/></text:span><text:span text:style-name="T33_123">ID</text:span><text:span text:style-name="T33_124">_</text:span><text:span text:style-name="T33_125">TIV</text:span><text:span text:style-name="T33_126">_</text:span><text:span text:style-name="T33_127">CLASS</text:span><text:span text:style-name="T33_128">_</text:span><text:span text:style-name="T33_129">FH</text:span><text:span text:style-name="T33_130">-</text:span><text:span text:style-name="T33_131">SS</text:span><text:span text:style-name="T33_132">_100_1<text:s/></text:span><text:span text:style-name="T33_133">and</text:span><text:span text:style-name="T33_134"><text:s/></text:span><text:span text:style-name="T33_135">replacing</text:span><text:span text:style-name="T33_136"><text:s/></text:span><text:span text:style-name="T33_137">with</text:span><text:span text:style-name="T33_138"><text:s/></text:span><text:span text:style-name="T33_139">ID</text:span><text:span text:style-name="T33_140">_</text:span><text:span text:style-name="T33_141">RYV</text:span><text:span text:style-name="T33_142">_</text:span><text:span text:style-name="T33_143">CLASS</text:span><text:span text:style-name="T33_144">_42001,</text:span><text:span text:style-name="T33_145">ID</text:span><text:span text:style-name="T33_146">_</text:span><text:span text:style-name="T33_147">RYV</text:span><text:span text:style-name="T33_148">_</text:span><text:span text:style-name="T33_149">CLASS</text:span><text:span text:style-name="T33_150">_42002,</text:span><text:span text:style-name="T33_151">ID</text:span><text:span text:style-name="T33_152">_</text:span><text:span text:style-name="T33_153">RYV</text:span><text:span text:style-name="T33_154">_</text:span><text:span text:style-name="T33_155">CLASS</text:span><text:span text:style-name="T33_156">_42003,</text:span><text:span text:style-name="T33_157">ID</text:span><text:span text:style-name="T33_158">_</text:span><text:span text:style-name="T33_159">RYV</text:span><text:span text:style-name="T33_160">_</text:span><text:span text:style-name="T33_161">CLASS</text:span><text:span text:style-name="T33_162">_42004,</text:span><text:span text:style-name="T33_163">ID</text:span><text:span text:style-name="T33_164">_</text:span><text:span text:style-name="T33_165">TIV</text:span><text:span text:style-name="T33_166">_</text:span><text:span text:style-name="T33_167">CLASS</text:span><text:span text:style-name="T33_168">_</text:span><text:span text:style-name="T33_169">FH</text:span><text:span text:style-name="T33_170">-</text:span><text:span text:style-name="T33_171">SS</text:span><text:span text:style-name="T33_172">_100_1.</text:span></text:p>
      <text:p text:style-name="P34"/>
      <text:p text:style-name="P35"><text:span text:style-name="T35_1">Avatar</text:span><text:span text:style-name="T35_2">:<text:s/></text:span><text:span text:style-name="T35_3">Air</text:span><text:span text:style-name="T35_4">,<text:s/></text:span><text:span text:style-name="T35_5">Earth</text:span><text:span text:style-name="T35_6">,<text:s/></text:span><text:span text:style-name="T35_7">Fire</text:span><text:span text:style-name="T35_8"><text:s/></text:span><text:span text:style-name="T35_9">and</text:span><text:span text:style-name="T35_10"><text:s/></text:span><text:span text:style-name="T35_11">Waterbenders</text:span></text:p>
      <text:p text:style-name="P36"/>
      <text:p text:style-name="P37"><text:span text:style-name="T37_1">POWERS</text:span></text:p>
      <text:p text:style-name="P38"><text:span text:style-name="T38_1">Powers</text:span><text:span text:style-name="T38_2"><text:s/></text:span><text:span text:style-name="T38_3">have</text:span><text:span text:style-name="T38_4"><text:s/></text:span><text:span text:style-name="T38_5">been</text:span><text:span text:style-name="T38_6"><text:s/></text:span><text:span text:style-name="T38_7">cleaned</text:span><text:span text:style-name="T38_8"><text:s/></text:span><text:span text:style-name="T38_9">up</text:span><text:span text:style-name="T38_10"><text:s/></text:span><text:span text:style-name="T38_11">for</text:span><text:span text:style-name="T38_12"><text:s/></text:span><text:span text:style-name="T38_13">one</text:span><text:span text:style-name="T38_14"><text:s/>(</text:span><text:span text:style-name="T38_15">or</text:span><text:span text:style-name="T38_16"><text:s/></text:span><text:span text:style-name="T38_17">more</text:span><text:span text:style-name="T38_18">)<text:s/></text:span><text:span text:style-name="T38_19">of</text:span><text:span text:style-name="T38_20"><text:s/></text:span><text:span text:style-name="T38_21">the</text:span><text:span text:style-name="T38_22"><text:s/></text:span><text:span text:style-name="T38_23">following</text:span><text:span text:style-name="T38_24"><text:s/></text:span><text:span text:style-name="T38_25">reasons</text:span><text:span text:style-name="T38_26">:</text:span></text:p>
      <text:p text:style-name="P39"><text:span text:style-name="T39_1">*<text:s/></text:span><text:span text:style-name="T39_2">Confusing</text:span><text:span text:style-name="T39_3"><text:s/></text:span><text:span text:style-name="T39_4">or</text:span><text:span text:style-name="T39_5"><text:s/></text:span><text:span text:style-name="T39_6">improper</text:span><text:span text:style-name="T39_7"><text:s/></text:span><text:span text:style-name="T39_8">terminology</text:span><text:span text:style-name="T39_9"><text:s/>(</text:span><text:span text:style-name="T39_10">Immediate</text:span><text:span text:style-name="T39_11"><text:s/></text:span><text:span text:style-name="T39_12">actions</text:span><text:span text:style-name="T39_13"><text:s/></text:span><text:span text:style-name="T39_14">intended</text:span><text:span text:style-name="T39_15"><text:s/></text:span><text:span text:style-name="T39_16">for</text:span><text:span text:style-name="T39_17"><text:s/></text:span><text:span text:style-name="T39_18">one</text:span><text:span text:style-name="T39_19">’</text:span><text:span text:style-name="T39_20">s</text:span><text:span text:style-name="T39_21"><text:s/></text:span><text:span text:style-name="T39_22">own</text:span><text:span text:style-name="T39_23"><text:s/></text:span><text:span text:style-name="T39_24">turn</text:span><text:span text:style-name="T39_25">)</text:span></text:p>
      <text:p text:style-name="P40"><text:span text:style-name="T40_1">*<text:s/></text:span><text:span text:style-name="T40_2">Duplicate</text:span><text:span text:style-name="T40_3"><text:s/></text:span><text:span text:style-name="T40_4">names</text:span><text:span text:style-name="T40_5"><text:s/></text:span><text:span text:style-name="T40_6">with</text:span><text:span text:style-name="T40_7"><text:s/></text:span><text:span text:style-name="T40_8">existing</text:span><text:span text:style-name="T40_9"><text:s/></text:span><text:span text:style-name="T40_10">material</text:span><text:span text:style-name="T40_11"><text:s/>(</text:span><text:span text:style-name="T40_12">Guiding</text:span><text:span text:style-name="T40_13"><text:s/></text:span><text:span text:style-name="T40_14">Winds</text:span><text:span text:style-name="T40_15">)</text:span></text:p>
      <text:p text:style-name="P41"><text:span text:style-name="T41_1">*<text:s/></text:span><text:span text:style-name="T41_2">Typos</text:span></text:p>
      <text:p text:style-name="P42"><text:span text:style-name="T42_1">*<text:s/></text:span><text:span text:style-name="T42_2">Weapon</text:span><text:span text:style-name="T42_3">/</text:span><text:span text:style-name="T42_4">Implement</text:span><text:span text:style-name="T42_5"><text:s/></text:span><text:span text:style-name="T42_6">powers</text:span><text:span text:style-name="T42_7"><text:s/></text:span><text:span text:style-name="T42_8">targeting</text:span><text:span text:style-name="T42_9"><text:s/></text:span><text:span text:style-name="T42_10">improper</text:span><text:span text:style-name="T42_11"><text:s/></text:span><text:span text:style-name="T42_12">defenses</text:span></text:p>
      <text:p text:style-name="P43"/>
      <text:p text:style-name="P44"><text:span text:style-name="T44_1">CLASS</text:span><text:span text:style-name="T44_2"><text:s/></text:span><text:span text:style-name="T44_3">FEATURES</text:span></text:p>
      <text:p text:style-name="P45"><text:span text:style-name="T45_1">The</text:span><text:span text:style-name="T45_2"><text:s/></text:span><text:span text:style-name="T45_3">Firebender</text:span><text:span text:style-name="T45_4">’</text:span><text:span text:style-name="T45_5">s</text:span><text:span text:style-name="T45_6"><text:s/></text:span><text:span text:style-name="T45_7">Source</text:span><text:span text:style-name="T45_8"><text:s/></text:span><text:span text:style-name="T45_9">of</text:span><text:span text:style-name="T45_10"><text:s/></text:span><text:span text:style-name="T45_11">Strength</text:span><text:span text:style-name="T45_12"><text:s/></text:span><text:span text:style-name="T45_13">was</text:span><text:span text:style-name="T45_14"><text:s/></text:span><text:span text:style-name="T45_15">changed</text:span><text:span text:style-name="T45_16"><text:s/></text:span><text:span text:style-name="T45_17">from</text:span><text:span text:style-name="T45_18"><text:s/>“</text:span><text:span text:style-name="T45_19">resets</text:span><text:span text:style-name="T45_20"><text:s/></text:span><text:span text:style-name="T45_21">to</text:span><text:span text:style-name="T45_22"><text:s/>0<text:s/></text:span><text:span text:style-name="T45_23">at</text:span><text:span text:style-name="T45_24"><text:s/></text:span><text:span text:style-name="T45_25">the</text:span><text:span text:style-name="T45_26"><text:s/></text:span><text:span text:style-name="T45_27">end</text:span><text:span text:style-name="T45_28"><text:s/></text:span><text:span text:style-name="T45_29">of</text:span><text:span text:style-name="T45_30"><text:s/></text:span><text:span text:style-name="T45_31">a</text:span><text:span text:style-name="T45_32"><text:s/></text:span><text:span text:style-name="T45_33">short</text:span><text:span text:style-name="T45_34"><text:s/></text:span><text:span text:style-name="T45_35">or</text:span><text:span text:style-name="T45_36"><text:s/></text:span><text:span text:style-name="T45_37">extended</text:span><text:span text:style-name="T45_38"><text:s/></text:span><text:span text:style-name="T45_39">rest</text:span><text:span text:style-name="T45_40">”<text:s/></text:span><text:span text:style-name="T45_41">to</text:span><text:span text:style-name="T45_42"><text:s/>“</text:span><text:span text:style-name="T45_43">resets</text:span><text:span text:style-name="T45_44"><text:s/></text:span><text:span text:style-name="T45_45">to</text:span><text:span text:style-name="T45_46"><text:s/></text:span><text:span text:style-name="T45_47">base</text:span><text:span text:style-name="T45_48"><text:s/>(</text:span><text:span text:style-name="T45_49">base</text:span><text:span text:style-name="T45_50"><text:s/>=<text:s/></text:span><text:span text:style-name="T45_51">Con</text:span><text:span text:style-name="T45_52"><text:s/></text:span><text:span text:style-name="T45_53">or</text:span><text:span text:style-name="T45_54"><text:s/></text:span><text:span text:style-name="T45_55">Cha</text:span><text:span text:style-name="T45_56"><text:s/></text:span><text:span text:style-name="T45_57">modifier</text:span><text:span text:style-name="T45_58">)<text:s/></text:span><text:span text:style-name="T45_59">at</text:span><text:span text:style-name="T45_60"><text:s/></text:span><text:span text:style-name="T45_61">the</text:span><text:span text:style-name="T45_62"><text:s/></text:span><text:span text:style-name="T45_63">end</text:span><text:span text:style-name="T45_64"><text:s/></text:span><text:span text:style-name="T45_65">of</text:span><text:span text:style-name="T45_66"><text:s/></text:span><text:span text:style-name="T45_67">a</text:span><text:span text:style-name="T45_68"><text:s/></text:span><text:span text:style-name="T45_69">short</text:span><text:span text:style-name="T45_70"><text:s/></text:span><text:span text:style-name="T45_71">or</text:span><text:span text:style-name="T45_72"><text:s/></text:span><text:span text:style-name="T45_73">extended</text:span><text:span text:style-name="T45_74"><text:s/></text:span><text:span text:style-name="T45_75">rest</text:span><text:span text:style-name="T45_76">.”<text:s/></text:span><text:span text:style-name="T45_77">This</text:span><text:span text:style-name="T45_78"><text:s/></text:span><text:span text:style-name="T45_79">is</text:span><text:span text:style-name="T45_80"><text:s/></text:span><text:span text:style-name="T45_81">because</text:span><text:span text:style-name="T45_82"><text:s/></text:span><text:span text:style-name="T45_83">the</text:span><text:span text:style-name="T45_84"><text:s/></text:span><text:span text:style-name="T45_85">original</text:span><text:span text:style-name="T45_86"><text:s/></text:span><text:span text:style-name="T45_87">feature</text:span><text:span text:style-name="T45_88"><text:s/></text:span><text:span text:style-name="T45_89">was</text:span><text:span text:style-name="T45_90"><text:s/></text:span><text:span text:style-name="T45_91">flatly</text:span><text:span text:style-name="T45_92"><text:s/></text:span><text:span text:style-name="T45_93">inferior</text:span><text:span text:style-name="T45_94"><text:s/></text:span><text:span text:style-name="T45_95">to</text:span><text:span text:style-name="T45_96"><text:s/></text:span><text:span text:style-name="T45_97">pretty</text:span><text:span text:style-name="T45_98"><text:s/></text:span><text:span text:style-name="T45_99">much</text:span><text:span text:style-name="T45_100"><text:s/></text:span><text:span text:style-name="T45_101">every</text:span><text:span text:style-name="T45_102"><text:s/></text:span><text:span text:style-name="T45_103">other</text:span><text:span text:style-name="T45_104"><text:s/></text:span><text:span text:style-name="T45_105">striker</text:span><text:span text:style-name="T45_106"><text:s/></text:span><text:span text:style-name="T45_107">mechanic</text:span><text:span text:style-name="T45_108"><text:s/></text:span><text:span text:style-name="T45_109">out</text:span><text:span text:style-name="T45_110"><text:s/></text:span><text:span text:style-name="T45_111">there</text:span><text:span text:style-name="T45_112"><text:s/></text:span><text:span text:style-name="T45_113">in</text:span><text:span text:style-name="T45_114"><text:s/></text:span><text:span text:style-name="T45_115">raw</text:span><text:span text:style-name="T45_116"><text:s/></text:span><text:span text:style-name="T45_117">damage</text:span><text:span text:style-name="T45_118"><text:s/></text:span><text:span text:style-name="T45_119">output</text:span><text:span text:style-name="T45_120">,<text:s/></text:span><text:span text:style-name="T45_121">particularly</text:span><text:span text:style-name="T45_122"><text:s/></text:span><text:span text:style-name="T45_123">alpha</text:span><text:span text:style-name="T45_124"><text:s/></text:span><text:span text:style-name="T45_125">striking</text:span><text:span text:style-name="T45_126">.<text:s/></text:span><text:span text:style-name="T45_127">Changing</text:span><text:span text:style-name="T45_128"><text:s/></text:span><text:span text:style-name="T45_129">the</text:span><text:span text:style-name="T45_130"><text:s/></text:span><text:span text:style-name="T45_131">feature</text:span><text:span text:style-name="T45_132"><text:s/></text:span><text:span text:style-name="T45_133">gives</text:span><text:span text:style-name="T45_134"><text:s/></text:span><text:span text:style-name="T45_135">the</text:span><text:span text:style-name="T45_136"><text:s/></text:span><text:span text:style-name="T45_137">Firebender</text:span><text:span text:style-name="T45_138"><text:s/></text:span><text:span text:style-name="T45_139">a</text:span><text:span text:style-name="T45_140"><text:s/></text:span><text:span text:style-name="T45_141">better</text:span><text:span text:style-name="T45_142"><text:s/></text:span><text:span text:style-name="T45_143">damage</text:span><text:span text:style-name="T45_144"><text:s/></text:span><text:span text:style-name="T45_145">output</text:span><text:span text:style-name="T45_146">,<text:s/></text:span><text:span text:style-name="T45_147">roughly</text:span><text:span text:style-name="T45_148"><text:s/></text:span><text:span text:style-name="T45_149">analogous</text:span><text:span text:style-name="T45_150"><text:s/></text:span><text:span text:style-name="T45_151">to</text:span><text:span text:style-name="T45_152"><text:s/></text:span><text:span text:style-name="T45_153">a</text:span><text:span text:style-name="T45_154"><text:s/></text:span><text:span text:style-name="T45_155">Sorcerer</text:span><text:span text:style-name="T45_156">.<text:s text:c="2"/></text:span></text:p>
      <text:p text:style-name="P46"/>
      <text:p text:style-name="P47"/>
      <text:p text:style-name="P48"><text:span text:style-name="T48_1">FEATS</text:span></text:p>
      <text:p text:style-name="P49"><text:span text:style-name="T49_1">Scorch</text:span><text:span text:style-name="T49_2"><text:s/></text:span><text:span text:style-name="T49_3">the</text:span><text:span text:style-name="T49_4"><text:s/></text:span><text:span text:style-name="T49_5">Dragon</text:span><text:span text:style-name="T49_6">’</text:span><text:span text:style-name="T49_7">s</text:span><text:span text:style-name="T49_8"><text:s/></text:span><text:span text:style-name="T49_9">Hide</text:span><text:span text:style-name="T49_10"><text:s/></text:span><text:span text:style-name="T49_11">was</text:span><text:span text:style-name="T49_12"><text:s/></text:span><text:span text:style-name="T49_13">originally</text:span><text:span text:style-name="T49_14"><text:s/></text:span><text:span text:style-name="T49_15">an</text:span><text:span text:style-name="T49_16"><text:s/></text:span><text:span text:style-name="T49_17">Epic</text:span><text:span text:style-name="T49_18"><text:s/></text:span><text:span text:style-name="T49_19">Tier</text:span><text:span text:style-name="T49_20"><text:s/></text:span><text:span text:style-name="T49_21">feat</text:span><text:span text:style-name="T49_22">.<text:s/></text:span><text:span text:style-name="T49_23">The</text:span><text:span text:style-name="T49_24"><text:s/></text:span><text:span text:style-name="T49_25">Pyromancer</text:span><text:span text:style-name="T49_26"><text:s/></text:span><text:span text:style-name="T49_27">Mage</text:span><text:span text:style-name="T49_28">,<text:s/></text:span><text:span text:style-name="T49_29">however</text:span><text:span text:style-name="T49_30">,<text:s/></text:span><text:span text:style-name="T49_31">gets</text:span><text:span text:style-name="T49_32"><text:s/></text:span><text:span text:style-name="T49_33">much</text:span><text:span text:style-name="T49_34"><text:s/></text:span><text:span text:style-name="T49_35">of</text:span><text:span text:style-name="T49_36"><text:s/></text:span><text:span text:style-name="T49_37">that</text:span><text:span text:style-name="T49_38"><text:s/></text:span><text:span text:style-name="T49_39">feature</text:span><text:span text:style-name="T49_40"><text:s/></text:span><text:span text:style-name="T49_41">for</text:span><text:span text:style-name="T49_42"><text:s/></text:span><text:span text:style-name="T49_43">free</text:span><text:span text:style-name="T49_44"><text:s/></text:span><text:span text:style-name="T49_45">at</text:span><text:span text:style-name="T49_46"><text:s/></text:span><text:span text:style-name="T49_47">Heroic</text:span><text:span text:style-name="T49_48"><text:s/></text:span><text:span text:style-name="T49_49">Tier</text:span><text:span text:style-name="T49_50">.<text:s/></text:span><text:span text:style-name="T49_51">The</text:span><text:span text:style-name="T49_52"><text:s/></text:span><text:span text:style-name="T49_53">feat</text:span><text:span text:style-name="T49_54"><text:s/></text:span><text:span text:style-name="T49_55">was</text:span><text:span text:style-name="T49_56"><text:s/></text:span><text:span text:style-name="T49_57">altered</text:span><text:span text:style-name="T49_58"><text:s/></text:span><text:span text:style-name="T49_59">to</text:span><text:span text:style-name="T49_60"><text:s/></text:span><text:span text:style-name="T49_61">provide</text:span><text:span text:style-name="T49_62"><text:s/></text:span><text:span text:style-name="T49_63">a</text:span><text:span text:style-name="T49_64"><text:s text:c="2"/></text:span><text:span text:style-name="T49_65">reasonable</text:span><text:span text:style-name="T49_66"><text:s/></text:span><text:span text:style-name="T49_67">benefit</text:span><text:span text:style-name="T49_68"><text:s/></text:span><text:span text:style-name="T49_69">at</text:span><text:span text:style-name="T49_70"><text:s/></text:span><text:span text:style-name="T49_71">each</text:span><text:span text:style-name="T49_72"><text:s/></text:span><text:span text:style-name="T49_73">Tier</text:span><text:span text:style-name="T49_74">.</text:span></text:p>
      <text:p text:style-name="P50"/>
      <text:p text:style-name="P51"><text:span text:style-name="T51_1">Earth</text:span><text:span text:style-name="T51_2">’</text:span><text:span text:style-name="T51_3">s</text:span><text:span text:style-name="T51_4"><text:s/></text:span><text:span text:style-name="T51_5">Gaping</text:span><text:span text:style-name="T51_6"><text:s/></text:span><text:span text:style-name="T51_7">Maw</text:span><text:span text:style-name="T51_8"><text:s/></text:span><text:span text:style-name="T51_9">was</text:span><text:span text:style-name="T51_10"><text:s/></text:span><text:span text:style-name="T51_11">also</text:span><text:span text:style-name="T51_12"><text:s/></text:span><text:span text:style-name="T51_13">originally</text:span><text:span text:style-name="T51_14"><text:s/></text:span><text:span text:style-name="T51_15">an</text:span><text:span text:style-name="T51_16"><text:s/></text:span><text:span text:style-name="T51_17">Epic</text:span><text:span text:style-name="T51_18"><text:s/></text:span><text:span text:style-name="T51_19">Tier</text:span><text:span text:style-name="T51_20"><text:s/></text:span><text:span text:style-name="T51_21">feat</text:span><text:span text:style-name="T51_22"><text:s/></text:span><text:span text:style-name="T51_23">but</text:span><text:span text:style-name="T51_24"><text:s/></text:span><text:span text:style-name="T51_25">due</text:span><text:span text:style-name="T51_26"><text:s/></text:span><text:span text:style-name="T51_27">to</text:span><text:span text:style-name="T51_28"><text:s/></text:span><text:span text:style-name="T51_29">its</text:span><text:span text:style-name="T51_30"><text:s/></text:span><text:span text:style-name="T51_31">contextual</text:span><text:span text:style-name="T51_32"><text:s/></text:span><text:span text:style-name="T51_33">similarity</text:span><text:span text:style-name="T51_34"><text:s/></text:span><text:span text:style-name="T51_35">to</text:span><text:span text:style-name="T51_36"><text:s/></text:span><text:span text:style-name="T51_37">the</text:span><text:span text:style-name="T51_38"><text:s/></text:span><text:span text:style-name="T51_39">Warden</text:span><text:span text:style-name="T51_40">’</text:span><text:span text:style-name="T51_41">s</text:span><text:span text:style-name="T51_42"><text:s/></text:span><text:span text:style-name="T51_43">Sudden</text:span><text:span text:style-name="T51_44"><text:s/></text:span><text:span text:style-name="T51_45">Roots</text:span><text:span text:style-name="T51_46">,<text:s/></text:span><text:span text:style-name="T51_47">it</text:span><text:span text:style-name="T51_48"><text:s/></text:span><text:span text:style-name="T51_49">was</text:span><text:span text:style-name="T51_50"><text:s/></text:span><text:span text:style-name="T51_51">dropped</text:span><text:span text:style-name="T51_52"><text:s/></text:span><text:span text:style-name="T51_53">to</text:span><text:span text:style-name="T51_54"><text:s/></text:span><text:span text:style-name="T51_55">Heroic</text:span><text:span text:style-name="T51_56">.</text:span></text:p>
      <text:p text:style-name="P52"/>
      <text:p text:style-name="P53"><text:span text:style-name="T53_1">PARAGON</text:span><text:span text:style-name="T53_2"><text:s/></text:span><text:span text:style-name="T53_3">PATHS</text:span></text:p>
      <text:p text:style-name="P54"><text:span text:style-name="T54_1">n</text:span><text:span text:style-name="T54_2">/</text:span><text:span text:style-name="T54_3">a</text:span></text:p>
      <text:p text:style-name="P55"/>
      <text:p text:style-name="P56"><text:span text:style-name="T56_1">MAGIC</text:span><text:span text:style-name="T56_2"><text:s/></text:span><text:span text:style-name="T56_3">ITEMS</text:span></text:p>
      <text:p text:style-name="P57"><text:span text:style-name="T57_1">n</text:span><text:span text:style-name="T57_2">/</text:span><text:span text:style-name="T57_3">a</text:span></text:p>
      <text:p text:style-name="P58"/>
      <text:p text:style-name="P59"><text:span text:style-name="T59_1">KNOWN</text:span><text:span text:style-name="T59_2"><text:s/></text:span><text:span text:style-name="T59_3">BUGS</text:span><text:span text:style-name="T59_4">:</text:span></text:p>
      <text:p text:style-name="P60"><text:span text:style-name="T60_1">The</text:span><text:span text:style-name="T60_2"><text:s/></text:span><text:span text:style-name="T60_3">Waterbender</text:span><text:span text:style-name="T60_4"><text:s/></text:span><text:span text:style-name="T60_5">does</text:span><text:span text:style-name="T60_6"><text:s/></text:span><text:span text:style-name="T60_7">not</text:span><text:span text:style-name="T60_8"><text:s/></text:span><text:span text:style-name="T60_9">have</text:span><text:span text:style-name="T60_10"><text:s/></text:span><text:span text:style-name="T60_11">powers</text:span><text:span text:style-name="T60_12">,<text:s/></text:span><text:span text:style-name="T60_13">paragon</text:span><text:span text:style-name="T60_14"><text:s/></text:span><text:span text:style-name="T60_15">paths</text:span><text:span text:style-name="T60_16"><text:s/></text:span><text:span text:style-name="T60_17">or</text:span><text:span text:style-name="T60_18"><text:s/></text:span><text:span text:style-name="T60_19">feats</text:span><text:span text:style-name="T60_20"><text:s/></text:span><text:span text:style-name="T60_21">yet</text:span><text:span text:style-name="T60_22">.</text:span></text:p>
      <text:p text:style-name="P61"/>
      <text:p text:style-name="P62"><text:span text:style-name="T62_1">The</text:span><text:span text:style-name="T62_2"><text:s/></text:span><text:span text:style-name="T62_3">Benders</text:span><text:span text:style-name="T62_4"><text:s/></text:span><text:span text:style-name="T62_5">can</text:span><text:span text:style-name="T62_6"><text:s/></text:span><text:span text:style-name="T62_7">not</text:span><text:span text:style-name="T62_8"><text:s/></text:span><text:span text:style-name="T62_9">currently</text:span><text:span text:style-name="T62_10"><text:s/></text:span><text:span text:style-name="T62_11">use</text:span><text:span text:style-name="T62_12"><text:s/></text:span><text:span text:style-name="T62_13">some</text:span><text:span text:style-name="T62_14"><text:s/></text:span><text:span text:style-name="T62_15">Themes</text:span><text:span text:style-name="T62_16">.<text:s/></text:span><text:span text:style-name="T62_17">This</text:span><text:span text:style-name="T62_18"><text:s/></text:span><text:span text:style-name="T62_19">will</text:span><text:span text:style-name="T62_20"><text:s/></text:span><text:span text:style-name="T62_21">be</text:span><text:span text:style-name="T62_22"><text:s/></text:span><text:span text:style-name="T62_23">corrected</text:span><text:span text:style-name="T62_24"><text:s/></text:span><text:span text:style-name="T62_25">when</text:span><text:span text:style-name="T62_26"><text:s/></text:span><text:span text:style-name="T62_27">all</text:span><text:span text:style-name="T62_28"><text:s/></text:span><text:span text:style-name="T62_29">classes</text:span><text:span text:style-name="T62_30"><text:s/></text:span><text:span text:style-name="T62_31">have</text:span><text:span text:style-name="T62_32"><text:s/></text:span><text:span text:style-name="T62_33">been</text:span><text:span text:style-name="T62_34"><text:s/></text:span><text:span text:style-name="T62_35">added</text:span><text:span text:style-name="T62_36"><text:s/></text:span><text:span text:style-name="T62_37">to</text:span><text:span text:style-name="T62_38"><text:s/></text:span><text:span text:style-name="T62_39">the</text:span><text:span text:style-name="T62_40"><text:s/></text:span><text:span text:style-name="T62_41">file</text:span><text:span text:style-name="T62_42">.<text:s/></text:span><text:span text:style-name="T62_43">If</text:span><text:span text:style-name="T62_44"><text:s/></text:span><text:span text:style-name="T62_45">you</text:span><text:span text:style-name="T62_46"><text:s/></text:span><text:span text:style-name="T62_47">wish</text:span><text:span text:style-name="T62_48"><text:s/></text:span><text:span text:style-name="T62_49">to</text:span><text:span text:style-name="T62_50"><text:s/></text:span><text:span text:style-name="T62_51">fix</text:span><text:span text:style-name="T62_52"><text:s/></text:span><text:span text:style-name="T62_53">it</text:span><text:span text:style-name="T62_54"><text:s/></text:span><text:span text:style-name="T62_55">yourself</text:span><text:span text:style-name="T62_56"><text:s/></text:span><text:span text:style-name="T62_57">in</text:span><text:span text:style-name="T62_58"><text:s/></text:span><text:span text:style-name="T62_59">the</text:span><text:span text:style-name="T62_60"><text:s/></text:span><text:span text:style-name="T62_61">interim</text:span><text:span text:style-name="T62_62">,<text:s/></text:span><text:span text:style-name="T62_63">add</text:span><text:span text:style-name="T62_64"><text:s/></text:span><text:span text:style-name="T62_65">the</text:span><text:span text:style-name="T62_66"><text:s/></text:span><text:span text:style-name="T62_67">Category</text:span><text:span text:style-name="T62_68"><text:s/></text:span><text:span text:style-name="T62_69">ID</text:span><text:span text:style-name="T62_70">_</text:span><text:span text:style-name="T62_71">RYV</text:span><text:span text:style-name="T62_72">_</text:span><text:span text:style-name="T62_73">CLASS</text:span><text:span text:style-name="T62_74">_42001,</text:span><text:span text:style-name="T62_75">ID</text:span><text:span text:style-name="T62_76">_</text:span><text:span text:style-name="T62_77">RYV</text:span><text:span text:style-name="T62_78">_</text:span><text:span text:style-name="T62_79">CLASS</text:span><text:span text:style-name="T62_80">_42002,</text:span><text:span text:style-name="T62_81">ID</text:span><text:span text:style-name="T62_82">_</text:span><text:span text:style-name="T62_83">RYV</text:span><text:span text:style-name="T62_84">_</text:span><text:span text:style-name="T62_85">CLASS</text:span><text:span text:style-name="T62_86">_42003,</text:span><text:span text:style-name="T62_87">ID</text:span><text:span text:style-name="T62_88">_</text:span><text:span text:style-name="T62_89">RYV</text:span><text:span text:style-name="T62_90">_</text:span><text:span text:style-name="T62_91">CLASS</text:span><text:span text:style-name="T62_92">_42004<text:s/></text:span><text:span text:style-name="T62_93">to</text:span><text:span text:style-name="T62_94"><text:s/></text:span><text:span text:style-name="T62_95">all</text:span><text:span text:style-name="T62_96"><text:s/></text:span><text:span text:style-name="T62_97">Theme</text:span><text:span text:style-name="T62_98"><text:s/></text:span><text:span text:style-name="T62_99">powers</text:span><text:span text:style-name="T62_100"><text:s/></text:span><text:span text:style-name="T62_101">in</text:span><text:span text:style-name="T62_102"><text:s/></text:span><text:span text:style-name="T62_103">the</text:span><text:span text:style-name="T62_104"><text:s/></text:span><text:span text:style-name="T62_105">Theme</text:span><text:span text:style-name="T62_106"><text:s/></text:span><text:span text:style-name="T62_107">Multiclass</text:span><text:span text:style-name="T62_108"><text:s/></text:span><text:span text:style-name="T62_109">file</text:span><text:span text:style-name="T62_110">..<text:s/></text:span><text:span text:style-name="T62_111">I</text:span><text:span text:style-name="T62_112"><text:s/></text:span><text:span text:style-name="T62_113">suggest</text:span><text:span text:style-name="T62_114"><text:s/></text:span><text:span text:style-name="T62_115">doing</text:span><text:span text:style-name="T62_116"><text:s/></text:span><text:span text:style-name="T62_117">a</text:span><text:span text:style-name="T62_118"><text:s/></text:span><text:span text:style-name="T62_119">search</text:span><text:span text:style-name="T62_120"><text:s/></text:span><text:span text:style-name="T62_121">for</text:span><text:span text:style-name="T62_122"><text:s/></text:span><text:span text:style-name="T62_123">ID</text:span><text:span text:style-name="T62_124">_</text:span><text:span text:style-name="T62_125">TIV</text:span><text:span text:style-name="T62_126">_</text:span><text:span text:style-name="T62_127">CLASS</text:span><text:span text:style-name="T62_128">_</text:span><text:span text:style-name="T62_129">FH</text:span><text:span text:style-name="T62_130">-</text:span><text:span text:style-name="T62_131">SS</text:span><text:span text:style-name="T62_132">_100_1<text:s/></text:span><text:span text:style-name="T62_133">and</text:span><text:span text:style-name="T62_134"><text:s/></text:span><text:span text:style-name="T62_135">replacing</text:span><text:span text:style-name="T62_136"><text:s/></text:span><text:span text:style-name="T62_137">with</text:span><text:span text:style-name="T62_138"><text:s/></text:span><text:span text:style-name="T62_139">ID</text:span><text:span text:style-name="T62_140">_</text:span><text:span text:style-name="T62_141">RYV</text:span><text:span text:style-name="T62_142">_</text:span><text:span text:style-name="T62_143">CLASS</text:span><text:span text:style-name="T62_144">_42001,</text:span><text:span text:style-name="T62_145">ID</text:span><text:span text:style-name="T62_146">_</text:span><text:span text:style-name="T62_147">RYV</text:span><text:span text:style-name="T62_148">_</text:span><text:span text:style-name="T62_149">CLASS</text:span><text:span text:style-name="T62_150">_42002,</text:span><text:span text:style-name="T62_151">ID</text:span><text:span text:style-name="T62_152">_</text:span><text:span text:style-name="T62_153">RYV</text:span><text:span text:style-name="T62_154">_</text:span><text:span text:style-name="T62_155">CLASS</text:span><text:span text:style-name="T62_156">_42003,</text:span><text:span text:style-name="T62_157">ID</text:span><text:span text:style-name="T62_158">_</text:span><text:span text:style-name="T62_159">RYV</text:span><text:span text:style-name="T62_160">_</text:span><text:span text:style-name="T62_161">CLASS</text:span><text:span text:style-name="T62_162">_42004,</text:span><text:span text:style-name="T62_163">ID</text:span><text:span text:style-name="T62_164">_</text:span><text:span text:style-name="T62_165">TIV</text:span><text:span text:style-name="T62_166">_</text:span><text:span text:style-name="T62_167">CLASS</text:span><text:span text:style-name="T62_168">_</text:span><text:span text:style-name="T62_169">FH</text:span><text:span text:style-name="T62_170">-</text:span><text:span text:style-name="T62_171">SS</text:span><text:span text:style-name="T62_172">_100_1.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